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DecisionRegimeOctroiRFM" style:family="table">
      <style:table-properties style:width="16.999cm" table:align="margins" style:shadow="none" style:may-break-between-rows="false"/>
    </style:style>
    <style:style style:name="tabDecompteDecisionRegimeOctroiRFM.A" style:family="table-column">
      <style:table-column-properties style:column-width="2.803cm" style:rel-column-width="10805*"/>
    </style:style>
    <style:style style:name="tabDecompteDecisionRegimeOctroiRFM.B" style:family="table-column">
      <style:table-column-properties style:column-width="5.664cm" style:rel-column-width="21835*"/>
    </style:style>
    <style:style style:name="tabDecompteDecisionRegimeOctroiRFM.C" style:family="table-column">
      <style:table-column-properties style:column-width="0.212cm" style:rel-column-width="816*"/>
    </style:style>
    <style:style style:name="tabDecompteDecisionRegimeOctroiRFM.D" style:family="table-column">
      <style:table-column-properties style:column-width="2.646cm" style:rel-column-width="10200*"/>
    </style:style>
    <style:style style:name="tabDecompteDecisionRegimeOctroiRFM.E" style:family="table-column">
      <style:table-column-properties style:column-width="0.185cm" style:rel-column-width="714*"/>
    </style:style>
    <style:style style:name="tabDecompteDecisionRegimeOctroiRFM.F" style:family="table-column">
      <style:table-column-properties style:column-width="2.91cm" style:rel-column-width="11220*"/>
    </style:style>
    <style:style style:name="tabDecompteDecisionRegimeOctroiRFM.G" style:family="table-column">
      <style:table-column-properties style:column-width="0.318cm" style:rel-column-width="1224*"/>
    </style:style>
    <style:style style:name="tabDecompteDecisionRegimeOctroiRFM.H" style:family="table-column">
      <style:table-column-properties style:column-width="2.261cm" style:rel-column-width="8721*"/>
    </style:style>
    <style:style style:name="tabDecompteDecisionRegimeOctroiRFM.A1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DecompteDecisionRegimeOctroiRFM.C1" style:family="table-cell">
      <style:table-cell-properties fo:background-color="transparent" fo:padding="0cm" fo:border="none">
        <style:background-image/>
      </style:table-cell-properties>
    </style:style>
    <style:style style:name="tabDecompteDecisionRegimeOctroiRFM.D1" style:family="table-cell">
      <style:table-cell-properties fo:background-color="transparent" fo:padding="0.049cm" fo:border-left="none" fo:border-right="none" fo:border-top="none" fo:border-bottom="0.018cm solid #000000">
        <style:background-image/>
      </style:table-cell-properties>
    </style:style>
    <style:style style:name="tabDecompteDecisionRegimeOctroiRFM.A2" style:family="table-cell">
      <style:table-cell-properties fo:background-color="transparent" fo:padding-left="0cm" fo:padding-right="0cm" fo:padding-top="0.3cm" fo:padding-bottom="0cm" fo:border="none">
        <style:background-image/>
      </style:table-cell-properties>
    </style:style>
    <style:style style:name="tabDecompteDecisionRegimeOctroiRFM.G4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tabDecompteDecisionRegimeOctroiRFM.G5" style:family="table-cell">
      <style:table-cell-properties fo:background-color="transparent" style:border-line-width-bottom="0.002cm 0.035cm 0.002cm" fo:padding="0cm" fo:border-left="none" fo:border-right="none" fo:border-top="none" fo:border-bottom="0.039cm double #000000">
        <style:background-image/>
      </style:table-cell-properties>
    </style:style>
    <style:style style:name="P1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Standard">
      <style:text-properties fo:font-size="2pt" style:font-size-asian="2pt" style:font-size-complex="2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DecompteDecisionRegimeOctroiRFM" table:style-name="tabDecompteDecisionRegimeOctroiRFM">
        <table:table-column table:style-name="tabDecompteDecisionRegimeOctroiRFM.A"/>
        <table:table-column table:style-name="tabDecompteDecisionRegimeOctroiRFM.B"/>
        <table:table-column table:style-name="tabDecompteDecisionRegimeOctroiRFM.C"/>
        <table:table-column table:style-name="tabDecompteDecisionRegimeOctroiRFM.D"/>
        <table:table-column table:style-name="tabDecompteDecisionRegimeOctroiRFM.E"/>
        <table:table-column table:style-name="tabDecompteDecisionRegimeOctroiRFM.F"/>
        <table:table-column table:style-name="tabDecompteDecisionRegimeOctroiRFM.G"/>
        <table:table-column table:style-name="tabDecompteDecisionRegimeOctroiRFM.H"/>
        <table:table-row>
          <table:table-cell table:style-name="tabDecompteDecisionRegimeOctroiRFM.A1" office:value-type="string">
            <text:p text:style-name="P3"><text:span text:style-name="T1">%=titreDecompte=%</text:span><text:line-break/>%=titrePeriode=%</text:p>
          </table:table-cell>
          <table:table-cell table:style-name="tabDecompteDecisionRegimeOctroiRFM.A1" office:value-type="string">
            <text:p text:style-name="P3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D1" office:value-type="string">
            <text:p text:style-name="P4">%=titreNombreMois=%</text:p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A1" office:value-type="string">
            <text:p text:style-name="P4">%=titreMontantMensuel=%</text:p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A1" office:value-type="string">
            <text:p text:style-name="P4">%=titreMontantTotal=%</text:p>
          </table:table-cell>
        </table:table-row>
        <table:table-row>
          <table:table-cell table:style-name="tabDecompteDecisionRegimeOctroiRFM.A2" office:value-type="string">
            <text:p text:style-name="P3">%=texteRetroActif=%</text:p>
          </table:table-cell>
          <table:table-cell table:style-name="tabDecompteDecisionRegimeOctroiRFM.A2" office:value-type="string">
            <text:p text:style-name="P3">%=periodeRetroactif=%</text:p>
          </table:table-cell>
          <table:table-cell table:style-name="tabDecompteDecisionRegimeOctroiRFM.A2" office:value-type="string">
            <text:p text:style-name="P3"/>
          </table:table-cell>
          <table:table-cell table:style-name="tabDecompteDecisionRegimeOctroiRFM.A2" office:value-type="string">
            <text:p text:style-name="P4">%=nombreMoisRetroactif=%</text:p>
          </table:table-cell>
          <table:table-cell table:style-name="tabDecompteDecisionRegimeOctroiRFM.A2" office:value-type="string">
            <text:p text:style-name="P4"/>
          </table:table-cell>
          <table:table-cell table:style-name="tabDecompteDecisionRegimeOctroiRFM.A2" office:value-type="string">
            <text:p text:style-name="P4">%=montantRetroIndemniteMensuel=%</text:p>
          </table:table-cell>
          <table:table-cell table:style-name="tabDecompteDecisionRegimeOctroiRFM.A2" office:value-type="string">
            <text:p text:style-name="P4"/>
          </table:table-cell>
          <table:table-cell table:style-name="tabDecompteDecisionRegimeOctroiRFM.A2" office:value-type="string">
            <text:p text:style-name="P5">%=montantTotalRetro=% <text:s text:c="5"/></text:p>
          </table:table-cell>
        </table:table-row>
        <table:table-row>
          <table:table-cell table:style-name="tabDecompteDecisionRegimeOctroiRFM.C1" table:number-columns-spanned="6" office:value-type="string">
            <text:p text:style-name="P6">%=texteRemboursementTiers=%</text:p>
          </table:table-cell>
          <table:covered-table-cell/>
          <table:covered-table-cell/>
          <table:covered-table-cell/>
          <table:covered-table-cell/>
          <table:covered-table-cell/>
          <table:table-cell table:style-name="tabDecompteDecisionRegimeOctroiRFM.C1" office:value-type="string">
            <text:p text:style-name="P4">-</text:p>
          </table:table-cell>
          <table:table-cell table:style-name="tabDecompteDecisionRegimeOctroiRFM.C1" office:value-type="string">
            <text:p text:style-name="P7">%=montantTiers=% <text:s text:c="5"/></text:p>
          </table:table-cell>
        </table:table-row>
        <table:table-row>
          <table:table-cell table:style-name="tabDecompteDecisionRegimeOctroiRFM.C1" office:value-type="string">
            <text:p text:style-name="P3">%=texteMoisCourant=%</text:p>
          </table:table-cell>
          <table:table-cell table:style-name="tabDecompteDecisionRegimeOctroiRFM.C1" office:value-type="string">
            <text:p text:style-name="P3">%=periodeMoisCourant=%</text:p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4">%=nombreMoisCourant=%</text:p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C1" office:value-type="string">
            <text:p text:style-name="P4">%=montantMoisCourantMensuel=%</text:p>
          </table:table-cell>
          <table:table-cell table:style-name="tabDecompteDecisionRegimeOctroiRFM.G4" office:value-type="string">
            <text:p text:style-name="P4">+</text:p>
          </table:table-cell>
          <table:table-cell table:style-name="tabDecompteDecisionRegimeOctroiRFM.G4" office:value-type="string">
            <text:p text:style-name="P5">%=montantMoisCourant=% <text:s text:c="5"/></text:p>
          </table:table-cell>
        </table:table-row>
        <table:table-row>
          <table:table-cell table:style-name="tabDecompteDecisionRegimeOctroiRFM.C1" table:number-columns-spanned="6" office:value-type="string">
            <text:p text:style-name="P8">%=texteMontantTotal=%</text:p>
          </table:table-cell>
          <table:covered-table-cell/>
          <table:covered-table-cell/>
          <table:covered-table-cell/>
          <table:covered-table-cell/>
          <table:covered-table-cell/>
          <table:table-cell table:style-name="tabDecompteDecisionRegimeOctroiRFM.G5" office:value-type="string">
            <text:p text:style-name="P10">=</text:p>
          </table:table-cell>
          <table:table-cell table:style-name="tabDecompteDecisionRegimeOctroiRFM.G5" office:value-type="string">
            <text:p text:style-name="P9">%=montantTotal=% <text:s text:c="5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2-10-24T11:27:06</dc:date>
    <meta:editing-cycles>26</meta:editing-cycles>
    <meta:editing-duration>PT1H28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1" meta:word-count="19" meta:character-count="435"/>
  </office:meta>
</office:document-meta>
</file>